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2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1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1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1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1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1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1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63" calcext:value-type="float">
            <text:p>63</text:p>
          </table:table-cell>
          <table:table-cell table:formula="of:=COUNTBLANK([.C$9:.C$382])" office:value-type="float" office:value="67" calcext:value-type="float">
            <text:p>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36" calcext:value-type="float">
            <text:p>13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07" calcext:value-type="float">
            <text:p>307</text:p>
          </table:table-cell>
          <table:table-cell table:formula="of:=COUNTIF([.C$9:.C$382];&quot;DONE&quot;)" office:value-type="float" office:value="171" calcext:value-type="float">
            <text:p>17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office:value-type="string" calcext:value-type="string">
            <text:p>junk</text:p>
          </table:table-cell>
          <table:table-cell table:style-name="ce8" office:value-type="string" calcext:value-type="string">
            <text:p>desc</text:p>
          </table:table-cell>
          <table:table-cell table:style-name="ce8"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T</text:p>
          </table:table-cell>
          <table:table-cell table:style-name="ce1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11"/>
          <table:table-cell/>
          <table:table-cell table:style-name="ce11" table:number-columns-repeated="5"/>
          <table:table-cell table:style-name="ce1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MI</text:p>
          </table:table-cell>
          <table:table-cell table:style-name="ce1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table:number-columns-repeated="5"/>
          <table:table-cell table:style-name="ce1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VMO</text:p>
          </table:table-cell>
          <table:table-cell table:style-name="ce1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/>
          <table:table-cell/>
          <table:table-cell table:style-name="ce11" table:number-columns-repeated="3"/>
          <table:table-cell table:style-name="ce1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OM</text:p>
          </table:table-cell>
          <table:table-cell table:style-name="ce1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table:number-columns-repeated="3"/>
          <table:table-cell/>
          <table:table-cell table:style-name="ce11"/>
          <table:table-cell table:style-name="ce1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OOM</text:p>
          </table:table-cell>
          <table:table-cell table:style-name="ce1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 table:style-name="ce11" table:number-columns-repeated="5"/>
          <table:table-cell table:style-name="ce1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ZOM</text:p>
          </table:table-cell>
          <table:table-cell table:style-name="ce1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table:number-columns-repeated="5"/>
          <table:table-cell table:style-name="ce1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RB</text:p>
          </table:table-cell>
          <table:table-cell table:style-name="ce1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.2" calcext:value-type="float">
            <text:p>6.2</text:p>
          </table:table-cell>
          <table:table-cell table:style-name="ce11" table:number-columns-repeated="5"/>
          <table:table-cell table:style-name="ce1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XVMO</text:p>
          </table:table-cell>
          <table:table-cell table:style-name="ce1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1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IMP</text:p>
          </table:table-cell>
          <table:table-cell table:style-name="ce1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1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OMP</text:p>
          </table:table-cell>
          <table:table-cell table:style-name="ce1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IMP</text:p>
          </table:table-cell>
          <table:table-cell table:style-name="ce1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OMP</text:p>
          </table:table-cell>
          <table:table-cell table:style-name="ce1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MP</text:p>
          </table:table-cell>
          <table:table-cell table:style-name="ce1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MA</text:p>
          </table:table-cell>
          <table:table-cell table:style-name="ce1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XR</text:p>
          </table:table-cell>
          <table:table-cell table:style-name="ce1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MPS</text:p>
          </table:table-cell>
          <table:table-cell table:style-name="ce1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RMWS</text:p>
          </table:table-cell>
          <table:table-cell table:style-name="ce1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WMS</text:p>
          </table:table-cell>
          <table:table-cell table:style-name="ce1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MPI</text:p>
          </table:table-cell>
          <table:table-cell table:style-name="ce1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MRB</text:p>
          </table:table-cell>
          <table:table-cell table:style-name="ce1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11"/>
          <table:table-cell table:style-name="ce11" office:value-type="float" office:value="4.5" calcext:value-type="float">
            <text:p>4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RBM</text:p>
          </table:table-cell>
          <table:table-cell table:style-name="ce1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11"/>
          <table:table-cell table:style-name="ce11" office:value-type="float" office:value="8.3" calcext:value-type="float">
            <text:p>8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R</text:p>
          </table:table-cell>
          <table:table-cell table:style-name="ce1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L</text:p>
          </table:table-cell>
          <table:table-cell table:style-name="ce1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BR</text:p>
          </table:table-cell>
          <table:table-cell table:style-name="ce1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UR</text:p>
          </table:table-cell>
          <table:table-cell table:style-name="ce1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LR</text:p>
          </table:table-cell>
          <table:table-cell table:style-name="ce1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</text:p>
          </table:table-cell>
          <table:table-cell table:style-name="ce1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O</text:p>
          </table:table-cell>
          <table:table-cell table:style-name="ce1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S</text:p>
          </table:table-cell>
          <table:table-cell table:style-name="ce1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R</text:p>
          </table:table-cell>
          <table:table-cell table:style-name="ce1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CC</text:p>
          </table:table-cell>
          <table:table-cell table:style-name="ce1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A</text:p>
          </table:table-cell>
          <table:table-cell table:style-name="ce1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E</text:p>
          </table:table-cell>
          <table:table-cell table:style-name="ce1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R</text:p>
          </table:table-cell>
          <table:table-cell table:style-name="ce1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V</text:p>
          </table:table-cell>
          <table:table-cell table:style-name="ce1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E</text:p>
          </table:table-cell>
          <table:table-cell table:style-name="ce1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EV</text:p>
          </table:table-cell>
          <table:table-cell table:style-name="ce1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ES</text:p>
          </table:table-cell>
          <table:table-cell table:style-name="ce1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ES</text:p>
          </table:table-cell>
          <table:table-cell table:style-name="ce1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11"/>
          <table:table-cell table:style-name="ce11" office:value-type="float" office:value="9.2" calcext:value-type="float">
            <text:p>9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RDIR</text:p>
          </table:table-cell>
          <table:table-cell table:style-name="ce1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WIR</text:p>
          </table:table-cell>
          <table:table-cell table:style-name="ce1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I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RS</text:p>
          </table:table-cell>
          <table:table-cell table:style-name="ce1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R</text:p>
          </table:table-cell>
          <table:table-cell table:style-name="ce1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R</text:p>
          </table:table-cell>
          <table:table-cell table:style-name="ce1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DAR</text:p>
          </table:table-cell>
          <table:table-cell table:style-name="ce1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11"/>
          <table:table-cell/>
          <table:table-cell table:style-name="ce1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EX</text:p>
          </table:table-cell>
          <table:table-cell table:style-name="ce1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AR</text:p>
          </table:table-cell>
          <table:table-cell table:style-name="ce1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11" office:value-type="float" office:value="7.3" calcext:value-type="float">
            <text:p>7.3</text:p>
          </table:table-cell>
          <table:table-cell table:number-columns-repeated="5"/>
          <table:table-cell table:style-name="ce1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IR</text:p>
          </table:table-cell>
          <table:table-cell table:style-name="ce1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11"/>
          <table:table-cell table:style-name="ce11" office:value-type="float" office:value="7.5" calcext:value-type="float">
            <text:p>7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A</text:p>
          </table:table-cell>
          <table:table-cell table:style-name="ce1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E</text:p>
          </table:table-cell>
          <table:table-cell table:style-name="ce1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lR</text:p>
          </table:table-cell>
          <table:table-cell table:style-name="ce1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A</text:p>
          </table:table-cell>
          <table:table-cell table:style-name="ce1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E</text:p>
          </table:table-cell>
          <table:table-cell table:style-name="ce1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R</text:p>
          </table:table-cell>
          <table:table-cell table:style-name="ce1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D</text:p>
          </table:table-cell>
          <table:table-cell table:style-name="ce1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Q</text:p>
          </table:table-cell>
          <table:table-cell table:style-name="ce1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S</text:p>
          </table:table-cell>
          <table:table-cell table:style-name="ce1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D</text:p>
          </table:table-cell>
          <table:table-cell table:style-name="ce1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string" calcext:value-type="string">
            <text:p>&lt;8)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Q</text:p>
          </table:table-cell>
          <table:table-cell table:style-name="ce1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S</text:p>
          </table:table-cell>
          <table:table-cell table:style-name="ce1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D</text:p>
          </table:table-cell>
          <table:table-cell table:style-name="ce1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Q</text:p>
          </table:table-cell>
          <table:table-cell table:style-name="ce1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S</text:p>
          </table:table-cell>
          <table:table-cell table:style-name="ce1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string" calcext:value-type="string">
            <text:p>l.O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D</text:p>
          </table:table-cell>
          <table:table-cell table:style-name="ce1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Q</text:p>
          </table:table-cell>
          <table:table-cell table:style-name="ce1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S</text:p>
          </table:table-cell>
          <table:table-cell table:style-name="ce1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IF</text:p>
          </table:table-cell>
          <table:table-cell table:style-name="ce1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</text:p>
          </table:table-cell>
          <table:table-cell table:style-name="ce1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</text:p>
          </table:table-cell>
          <table:table-cell table:style-name="ce1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</text:p>
          </table:table-cell>
          <table:table-cell table:style-name="ce1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</text:p>
          </table:table-cell>
          <table:table-cell table:style-name="ce1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3" calcext:value-type="float">
            <text:p>6.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</text:p>
          </table:table-cell>
          <table:table-cell table:style-name="ce1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 table:style-name="ce1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1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FDI</text:p>
          </table:table-cell>
          <table:table-cell table:style-name="ce1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D</text:p>
          </table:table-cell>
          <table:table-cell table:style-name="ce1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Q</text:p>
          </table:table-cell>
          <table:table-cell table:style-name="ce1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F</text:p>
          </table:table-cell>
          <table:table-cell table:style-name="ce1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D</text:p>
          </table:table-cell>
          <table:table-cell table:style-name="ce1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Q</text:p>
          </table:table-cell>
          <table:table-cell table:style-name="ce1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FI</text:p>
          </table:table-cell>
          <table:table-cell table:style-name="ce1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D</text:p>
          </table:table-cell>
          <table:table-cell table:style-name="ce1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Q</text:p>
          </table:table-cell>
          <table:table-cell table:style-name="ce1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I</text:p>
          </table:table-cell>
          <table:table-cell table:style-name="ce1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D</text:p>
          </table:table-cell>
          <table:table-cell table:style-name="ce1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9.5" calcext:value-type="float">
            <text:p>9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Q</text:p>
          </table:table-cell>
          <table:table-cell table:style-name="ce1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12.9" calcext:value-type="float">
            <text:p>12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</text:p>
          </table:table-cell>
          <table:table-cell table:style-name="ce1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</text:p>
          </table:table-cell>
          <table:table-cell table:style-name="ce1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</text:p>
          </table:table-cell>
          <table:table-cell table:style-name="ce1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</text:p>
          </table:table-cell>
          <table:table-cell table:style-name="ce1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</text:p>
          </table:table-cell>
          <table:table-cell table:style-name="ce1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</text:p>
          </table:table-cell>
          <table:table-cell table:style-name="ce1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</text:p>
          </table:table-cell>
          <table:table-cell table:style-name="ce1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11"/>
          <table:table-cell table:style-name="ce11" office:value-type="float" office:value="7.4" calcext:value-type="float">
            <text:p>7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D</text:p>
          </table:table-cell>
          <table:table-cell table:style-name="ce1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Q</text:p>
          </table:table-cell>
          <table:table-cell table:style-name="ce1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D</text:p>
          </table:table-cell>
          <table:table-cell table:style-name="ce1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Q</text:p>
          </table:table-cell>
          <table:table-cell table:style-name="ce1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D</text:p>
          </table:table-cell>
          <table:table-cell table:style-name="ce1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Q</text:p>
          </table:table-cell>
          <table:table-cell table:style-name="ce1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D</text:p>
          </table:table-cell>
          <table:table-cell table:style-name="ce1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Q</text:p>
          </table:table-cell>
          <table:table-cell table:style-name="ce1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D</text:p>
          </table:table-cell>
          <table:table-cell table:style-name="ce1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Q</text:p>
          </table:table-cell>
          <table:table-cell table:style-name="ce1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2" calcext:value-type="float">
            <text:p>3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D</text:p>
          </table:table-cell>
          <table:table-cell table:style-name="ce1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7" calcext:value-type="float">
            <text:p>3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Q</text:p>
          </table:table-cell>
          <table:table-cell table:style-name="ce1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4.3" calcext:value-type="float">
            <text:p>4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D</text:p>
          </table:table-cell>
          <table:table-cell table:style-name="ce1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Q</text:p>
          </table:table-cell>
          <table:table-cell table:style-name="ce1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3.1" calcext:value-type="float">
            <text:p>13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D</text:p>
          </table:table-cell>
          <table:table-cell table:style-name="ce1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1" calcext:value-type="float">
            <text:p>1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Q</text:p>
          </table:table-cell>
          <table:table-cell table:style-name="ce1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4.4" calcext:value-type="float">
            <text:p>14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A</text:p>
          </table:table-cell>
          <table:table-cell table:style-name="ce1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 table:number-columns-repeated="2"/>
          <table:table-cell table:style-name="ce1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B</text:p>
          </table:table-cell>
          <table:table-cell table:style-name="ce1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C</text:p>
          </table:table-cell>
          <table:table-cell table:style-name="ce1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D</text:p>
          </table:table-cell>
          <table:table-cell table:style-name="ce1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B</text:p>
          </table:table-cell>
          <table:table-cell table:style-name="ce1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C</text:p>
          </table:table-cell>
          <table:table-cell table:style-name="ce1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D</text:p>
          </table:table-cell>
          <table:table-cell table:style-name="ce1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A</text:p>
          </table:table-cell>
          <table:table-cell table:style-name="ce1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Z</text:p>
          </table:table-cell>
          <table:table-cell table:style-name="ce1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B</text:p>
          </table:table-cell>
          <table:table-cell table:style-name="ce1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C</text:p>
          </table:table-cell>
          <table:table-cell table:style-name="ce1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D</text:p>
          </table:table-cell>
          <table:table-cell table:style-name="ce1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A</text:p>
          </table:table-cell>
          <table:table-cell table:style-name="ce1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B</text:p>
          </table:table-cell>
          <table:table-cell table:style-name="ce1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C</text:p>
          </table:table-cell>
          <table:table-cell table:style-name="ce1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D</text:p>
          </table:table-cell>
          <table:table-cell table:style-name="ce1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</text:p>
          </table:table-cell>
          <table:table-cell table:style-name="ce1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style-name="ce11"/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</text:p>
          </table:table-cell>
          <table:table-cell table:style-name="ce1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</text:p>
          </table:table-cell>
          <table:table-cell table:style-name="ce1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style-name="ce1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</text:p>
          </table:table-cell>
          <table:table-cell table:style-name="ce1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</text:p>
          </table:table-cell>
          <table:table-cell table:style-name="ce1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</text:p>
          </table:table-cell>
          <table:table-cell table:style-name="ce1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</text:p>
          </table:table-cell>
          <table:table-cell table:style-name="ce1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</text:p>
          </table:table-cell>
          <table:table-cell table:style-name="ce1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</text:p>
          </table:table-cell>
          <table:table-cell table:style-name="ce1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</text:p>
          </table:table-cell>
          <table:table-cell table:style-name="ce1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</text:p>
          </table:table-cell>
          <table:table-cell table:style-name="ce1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</text:p>
          </table:table-cell>
          <table:table-cell table:style-name="ce1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style-name="ce1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</text:p>
          </table:table-cell>
          <table:table-cell table:style-name="ce1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</text:p>
          </table:table-cell>
          <table:table-cell table:style-name="ce1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</text:p>
          </table:table-cell>
          <table:table-cell table:style-name="ce1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B</text:p>
          </table:table-cell>
          <table:table-cell table:style-name="ce1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B</text:p>
          </table:table-cell>
          <table:table-cell table:style-name="ce1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B</text:p>
          </table:table-cell>
          <table:table-cell table:style-name="ce1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B</text:p>
          </table:table-cell>
          <table:table-cell table:style-name="ce1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B</text:p>
          </table:table-cell>
          <table:table-cell table:style-name="ce1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B</text:p>
          </table:table-cell>
          <table:table-cell table:style-name="ce1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B</text:p>
          </table:table-cell>
          <table:table-cell table:style-name="ce1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B</text:p>
          </table:table-cell>
          <table:table-cell table:style-name="ce1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B</text:p>
          </table:table-cell>
          <table:table-cell table:style-name="ce1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B</text:p>
          </table:table-cell>
          <table:table-cell table:style-name="ce1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B</text:p>
          </table:table-cell>
          <table:table-cell table:style-name="ce1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B</text:p>
          </table:table-cell>
          <table:table-cell table:style-name="ce1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B</text:p>
          </table:table-cell>
          <table:table-cell table:style-name="ce1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B</text:p>
          </table:table-cell>
          <table:table-cell table:style-name="ce1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ERB</text:p>
          </table:table-cell>
          <table:table-cell table:style-name="ce1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B</text:p>
          </table:table-cell>
          <table:table-cell table:style-name="ce1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M</text:p>
          </table:table-cell>
          <table:table-cell table:style-name="ce1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M</text:p>
          </table:table-cell>
          <table:table-cell table:style-name="ce1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MM</text:p>
          </table:table-cell>
          <table:table-cell table:style-name="ce1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M</text:p>
          </table:table-cell>
          <table:table-cell table:style-name="ce1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B</text:p>
          </table:table-cell>
          <table:table-cell table:style-name="ce1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B</text:p>
          </table:table-cell>
          <table:table-cell table:style-name="ce1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B</text:p>
          </table:table-cell>
          <table:table-cell table:style-name="ce1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MB</text:p>
          </table:table-cell>
          <table:table-cell table:style-name="ce1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T</text:p>
          </table:table-cell>
          <table:table-cell table:style-name="ce1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XT</text:p>
          </table:table-cell>
          <table:table-cell table:style-name="ce1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MT</text:p>
          </table:table-cell>
          <table:table-cell table:style-name="ce1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T</text:p>
          </table:table-cell>
          <table:table-cell table:style-name="ce1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D</text:p>
          </table:table-cell>
          <table:table-cell table:style-name="ce1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D</text:p>
          </table:table-cell>
          <table:table-cell table:style-name="ce1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Q</text:p>
          </table:table-cell>
          <table:table-cell table:style-name="ce1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T</text:p>
          </table:table-cell>
          <table:table-cell table:style-name="ce1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Q</text:p>
          </table:table-cell>
          <table:table-cell table:style-name="ce1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SD</text:p>
          </table:table-cell>
          <table:table-cell table:style-name="ce1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SS</text:p>
          </table:table-cell>
          <table:table-cell table:style-name="ce1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Q</text:p>
          </table:table-cell>
          <table:table-cell table:style-name="ce1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D</text:p>
          </table:table-cell>
          <table:table-cell table:style-name="ce1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D</text:p>
          </table:table-cell>
          <table:table-cell table:style-name="ce1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XD</text:p>
          </table:table-cell>
          <table:table-cell table:style-name="ce1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S</text:p>
          </table:table-cell>
          <table:table-cell table:style-name="ce1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S</text:p>
          </table:table-cell>
          <table:table-cell table:style-name="ce1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S</text:p>
          </table:table-cell>
          <table:table-cell table:style-name="ce1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S</text:p>
          </table:table-cell>
          <table:table-cell table:style-name="ce1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S</text:p>
          </table:table-cell>
          <table:table-cell table:style-name="ce1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E</text:p>
          </table:table-cell>
          <table:table-cell table:style-name="ce1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HI</text:p>
          </table:table-cell>
          <table:table-cell table:style-name="ce1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R</text:p>
          </table:table-cell>
          <table:table-cell table:style-name="ce1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R</text:p>
          </table:table-cell>
          <table:table-cell table:style-name="ce1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R</text:p>
          </table:table-cell>
          <table:table-cell table:style-name="ce1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R</text:p>
          </table:table-cell>
          <table:table-cell table:style-name="ce1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E</text:p>
          </table:table-cell>
          <table:table-cell table:style-name="ce1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T</text:p>
          </table:table-cell>
          <table:table-cell table:style-name="ce1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H</text:p>
          </table:table-cell>
          <table:table-cell table:style-name="ce1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M</text:p>
          </table:table-cell>
          <table:table-cell table:style-name="ce1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M</text:p>
          </table:table-cell>
          <table:table-cell table:style-name="ce1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SM</text:p>
          </table:table-cell>
          <table:table-cell table:style-name="ce1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M</text:p>
          </table:table-cell>
          <table:table-cell table:style-name="ce1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B</text:p>
          </table:table-cell>
          <table:table-cell table:style-name="ce1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B</text:p>
          </table:table-cell>
          <table:table-cell table:style-name="ce1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B</text:p>
          </table:table-cell>
          <table:table-cell table:style-name="ce1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SB</text:p>
          </table:table-cell>
          <table:table-cell table:style-name="ce1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M</text:p>
          </table:table-cell>
          <table:table-cell table:style-name="ce1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M</text:p>
          </table:table-cell>
          <table:table-cell table:style-name="ce1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XM</text:p>
          </table:table-cell>
          <table:table-cell table:style-name="ce1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M</text:p>
          </table:table-cell>
          <table:table-cell table:style-name="ce1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B</text:p>
          </table:table-cell>
          <table:table-cell table:style-name="ce1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B</text:p>
          </table:table-cell>
          <table:table-cell table:style-name="ce1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B</text:p>
          </table:table-cell>
          <table:table-cell table:style-name="ce1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XB</text:p>
          </table:table-cell>
          <table:table-cell table:style-name="ce1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/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M</text:p>
          </table:table-cell>
          <table:table-cell table:style-name="ce1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M</text:p>
          </table:table-cell>
          <table:table-cell table:style-name="ce1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MD</text:p>
          </table:table-cell>
          <table:table-cell table:style-name="ce1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.3" calcext:value-type="float">
            <text:p>3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RD</text:p>
          </table:table-cell>
          <table:table-cell table:style-name="ce1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D</text:p>
          </table:table-cell>
          <table:table-cell table:style-name="ce1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9.7" calcext:value-type="float">
            <text:p>9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D</text:p>
          </table:table-cell>
          <table:table-cell table:style-name="ce1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8.4" calcext:value-type="float">
            <text:p>8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M</text:p>
          </table:table-cell>
          <table:table-cell table:style-name="ce1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11"/>
          <table:table-cell table:style-name="ce11"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9-9</text:p>
          </table:table-cell>
          <table:table-cell table:style-name="ce11"/>
          <table:table-cell table:style-name="ce1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M</text:p>
          </table:table-cell>
          <table:table-cell table:style-name="ce1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HI</text:p>
          </table:table-cell>
          <table:table-cell table:style-name="ce1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H</text:p>
          </table:table-cell>
          <table:table-cell table:style-name="ce1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S</text:p>
          </table:table-cell>
          <table:table-cell table:style-name="ce1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S</text:p>
          </table:table-cell>
          <table:table-cell table:style-name="ce1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S</text:p>
          </table:table-cell>
          <table:table-cell table:style-name="ce1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S</text:p>
          </table:table-cell>
          <table:table-cell table:style-name="ce1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S</text:p>
          </table:table-cell>
          <table:table-cell table:style-name="ce1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E</text:p>
          </table:table-cell>
          <table:table-cell table:style-name="ce1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HI</text:p>
          </table:table-cell>
          <table:table-cell table:style-name="ce1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R</text:p>
          </table:table-cell>
          <table:table-cell table:style-name="ce1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R</text:p>
          </table:table-cell>
          <table:table-cell table:style-name="ce1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R</text:p>
          </table:table-cell>
          <table:table-cell table:style-name="ce1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R</text:p>
          </table:table-cell>
          <table:table-cell table:style-name="ce1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E</text:p>
          </table:table-cell>
          <table:table-cell table:style-name="ce1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T</text:p>
          </table:table-cell>
          <table:table-cell table:style-name="ce1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H</text:p>
          </table:table-cell>
          <table:table-cell table:style-name="ce1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R</text:p>
          </table:table-cell>
          <table:table-cell table:style-name="ce1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S</text:p>
          </table:table-cell>
          <table:table-cell table:style-name="ce1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R</text:p>
          </table:table-cell>
          <table:table-cell table:style-name="ce1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S</text:p>
          </table:table-cell>
          <table:table-cell table:style-name="ce1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R</text:p>
          </table:table-cell>
          <table:table-cell table:style-name="ce1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S</text:p>
          </table:table-cell>
          <table:table-cell table:style-name="ce1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R</text:p>
          </table:table-cell>
          <table:table-cell table:style-name="ce1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S</text:p>
          </table:table-cell>
          <table:table-cell table:style-name="ce1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E</text:p>
          </table:table-cell>
          <table:table-cell table:style-name="ce1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S</text:p>
          </table:table-cell>
          <table:table-cell table:style-name="ce1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T</text:p>
          </table:table-cell>
          <table:table-cell table:style-name="ce1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E</text:p>
          </table:table-cell>
          <table:table-cell table:style-name="ce1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X</text:p>
          </table:table-cell>
          <table:table-cell table:style-name="ce1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BX</text:p>
          </table:table-cell>
          <table:table-cell table:style-name="ce1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AM</text:p>
          </table:table-cell>
          <table:table-cell table:style-name="ce1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VM</text:p>
          </table:table-cell>
          <table:table-cell table:style-name="ce1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S</text:p>
          </table:table-cell>
          <table:table-cell table:style-name="ce1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X</text:p>
          </table:table-cell>
          <table:table-cell table:style-name="ce1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S</text:p>
          </table:table-cell>
          <table:table-cell table:style-name="ce1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CC</text:p>
          </table:table-cell>
          <table:table-cell table:style-name="ce1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R</text:p>
          </table:table-cell>
          <table:table-cell table:style-name="ce1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S</text:p>
          </table:table-cell>
          <table:table-cell table:style-name="ce1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M</text:p>
          </table:table-cell>
          <table:table-cell table:style-name="ce1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</text:p>
          </table:table-cell>
          <table:table-cell table:style-name="ce1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X</text:p>
          </table:table-cell>
          <table:table-cell table:style-name="ce1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X</text:p>
          </table:table-cell>
          <table:table-cell table:style-name="ce1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LM</text:p>
          </table:table-cell>
          <table:table-cell table:style-name="ce1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11"/>
          <table:table-cell table:style-name="ce11"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SM</text:p>
          </table:table-cell>
          <table:table-cell table:style-name="ce1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X</text:p>
          </table:table-cell>
          <table:table-cell table:style-name="ce1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AM</text:p>
          </table:table-cell>
          <table:table-cell table:style-name="ce1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1" calcext:value-type="float">
            <text:p>2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VM</text:p>
          </table:table-cell>
          <table:table-cell table:style-name="ce1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M</text:p>
          </table:table-cell>
          <table:table-cell table:style-name="ce1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M</text:p>
          </table:table-cell>
          <table:table-cell table:style-name="ce1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M</text:p>
          </table:table-cell>
          <table:table-cell table:style-name="ce1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</text:p>
          </table:table-cell>
          <table:table-cell table:style-name="ce1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B</text:p>
          </table:table-cell>
          <table:table-cell table:style-name="ce1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B</text:p>
          </table:table-cell>
          <table:table-cell table:style-name="ce1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MB</text:p>
          </table:table-cell>
          <table:table-cell table:style-name="ce1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B</text:p>
          </table:table-cell>
          <table:table-cell table:style-name="ce1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D(DAR)</text:p>
          </table:table-cell>
          <table:table-cell table:style-name="ce1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D</text:p>
          </table:table-cell>
          <table:table-cell table:style-name="ce1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D</text:p>
          </table:table-cell>
          <table:table-cell table:style-name="ce1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D</text:p>
          </table:table-cell>
          <table:table-cell table:style-name="ce1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S</text:p>
          </table:table-cell>
          <table:table-cell table:style-name="ce1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S</text:p>
          </table:table-cell>
          <table:table-cell table:style-name="ce1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S</text:p>
          </table:table-cell>
          <table:table-cell table:style-name="ce1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S</text:p>
          </table:table-cell>
          <table:table-cell table:style-name="ce1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S</text:p>
          </table:table-cell>
          <table:table-cell table:style-name="ce1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E</text:p>
          </table:table-cell>
          <table:table-cell table:style-name="ce1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HI</text:p>
          </table:table-cell>
          <table:table-cell table:style-name="ce1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R</text:p>
          </table:table-cell>
          <table:table-cell table:style-name="ce1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R</text:p>
          </table:table-cell>
          <table:table-cell table:style-name="ce1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R</text:p>
          </table:table-cell>
          <table:table-cell table:style-name="ce1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R</text:p>
          </table:table-cell>
          <table:table-cell table:style-name="ce1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E</text:p>
          </table:table-cell>
          <table:table-cell table:style-name="ce1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T</text:p>
          </table:table-cell>
          <table:table-cell table:style-name="ce1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H</text:p>
          </table:table-cell>
          <table:table-cell table:style-name="ce1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SBM</text:p>
          </table:table-cell>
          <table:table-cell table:style-name="ce1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D</text:p>
          </table:table-cell>
          <table:table-cell table:style-name="ce1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RD</text:p>
          </table:table-cell>
          <table:table-cell table:style-name="ce1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</text:p>
          </table:table-cell>
          <table:table-cell table:style-name="ce1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D</text:p>
          </table:table-cell>
          <table:table-cell table:style-name="ce1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D</text:p>
          </table:table-cell>
          <table:table-cell table:style-name="ce1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D</text:p>
          </table:table-cell>
          <table:table-cell table:style-name="ce1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D</text:p>
          </table:table-cell>
          <table:table-cell table:style-name="ce1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M</text:p>
          </table:table-cell>
          <table:table-cell table:style-name="ce1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M</text:p>
          </table:table-cell>
          <table:table-cell table:style-name="ce1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M</text:p>
          </table:table-cell>
          <table:table-cell table:style-name="ce1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</text:p>
          </table:table-cell>
          <table:table-cell table:style-name="ce1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B</text:p>
          </table:table-cell>
          <table:table-cell table:style-name="ce1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B</text:p>
          </table:table-cell>
          <table:table-cell table:style-name="ce1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SB</text:p>
          </table:table-cell>
          <table:table-cell table:style-name="ce1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B</text:p>
          </table:table-cell>
          <table:table-cell table:style-name="ce1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M</text:p>
          </table:table-cell>
          <table:table-cell table:style-name="ce1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M</text:p>
          </table:table-cell>
          <table:table-cell table:style-name="ce1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M</text:p>
          </table:table-cell>
          <table:table-cell table:style-name="ce1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</text:p>
          </table:table-cell>
          <table:table-cell table:style-name="ce1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B</text:p>
          </table:table-cell>
          <table:table-cell table:style-name="ce1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B</text:p>
          </table:table-cell>
          <table:table-cell table:style-name="ce1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XB</text:p>
          </table:table-cell>
          <table:table-cell table:style-name="ce1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B</text:p>
          </table:table-cell>
          <table:table-cell table:style-name="ce1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</text:p>
          </table:table-cell>
          <table:table-cell table:style-name="ce1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</text:p>
          </table:table-cell>
          <table:table-cell table:style-name="ce1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</text:p>
          </table:table-cell>
          <table:table-cell table:style-name="ce1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M</text:p>
          </table:table-cell>
          <table:table-cell table:style-name="ce1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M</text:p>
          </table:table-cell>
          <table:table-cell table:style-name="ce1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</text:p>
          </table:table-cell>
          <table:table-cell table:style-name="ce1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M</text:p>
          </table:table-cell>
          <table:table-cell table:style-name="ce1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U</text:p>
          </table:table-cell>
          <table:table-cell table:style-name="ce1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I</text:p>
          </table:table-cell>
          <table:table-cell table:style-name="ce1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ES</text:p>
          </table:table-cell>
          <table:table-cell table:style-name="ce1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ES</text:p>
          </table:table-cell>
          <table:table-cell table:style-name="ce1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ES</text:p>
          </table:table-cell>
          <table:table-cell table:style-name="ce1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IES</text:p>
          </table:table-cell>
          <table:table-cell table:style-name="ce1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I</text:p>
          </table:table-cell>
          <table:table-cell table:style-name="ce1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I</text:p>
          </table:table-cell>
          <table:table-cell table:style-name="ce1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I</text:p>
          </table:table-cell>
          <table:table-cell table:style-name="ce1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.4" calcext:value-type="float">
            <text:p>5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PMD</text:p>
          </table:table-cell>
          <table:table-cell table:style-name="ce1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</text:p>
          </table:table-cell>
          <table:table-cell table:style-name="ce1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D</text:p>
          </table:table-cell>
          <table:table-cell table:style-name="ce1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PMD</text:p>
          </table:table-cell>
          <table:table-cell table:style-name="ce1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IL</text:p>
          </table:table-cell>
          <table:table-cell table:style-name="ce1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L</text:p>
          </table:table-cell>
          <table:table-cell table:style-name="ce1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lD</text:p>
          </table:table-cell>
          <table:table-cell table:style-name="ce1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D</text:p>
          </table:table-cell>
          <table:table-cell table:style-name="ce1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I</text:p>
          </table:table-cell>
          <table:table-cell table:style-name="ce1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TI</text:p>
          </table:table-cell>
          <table:table-cell table:style-name="ce1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ETI</text:p>
          </table:table-cell>
          <table:table-cell table:style-name="ce1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RI</text:p>
          </table:table-cell>
          <table:table-cell table:style-name="ce1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I</text:p>
          </table:table-cell>
          <table:table-cell table:style-name="ce1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XOI</text:p>
          </table:table-cell>
          <table:table-cell table:style-name="ce1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OI</text:p>
          </table:table-cell>
          <table:table-cell table:style-name="ce1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I</text:p>
          </table:table-cell>
          <table:table-cell table:style-name="ce1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</text:p>
          </table:table-cell>
          <table:table-cell table:style-name="ce1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D</text:p>
          </table:table-cell>
          <table:table-cell table:style-name="ce1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Q</text:p>
          </table:table-cell>
          <table:table-cell table:style-name="ce1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I</text:p>
          </table:table-cell>
          <table:table-cell table:style-name="ce1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I</text:p>
          </table:table-cell>
          <table:table-cell table:style-name="ce1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</text:p>
          </table:table-cell>
          <table:table-cell table:style-name="ce1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S</text:p>
          </table:table-cell>
          <table:table-cell table:style-name="ce1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</text:p>
          </table:table-cell>
          <table:table-cell table:style-name="ce1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</text:p>
          </table:table-cell>
          <table:table-cell table:style-name="ce1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S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S</text:p>
          </table:table-cell>
          <table:table-cell table:style-name="ce1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S</text:p>
          </table:table-cell>
          <table:table-cell table:style-name="ce1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T</text:p>
          </table:table-cell>
          <table:table-cell table:style-name="ce1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P</text:p>
          </table:table-cell>
          <table:table-cell table:style-name="ce1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</text:p>
          </table:table-cell>
          <table:table-cell table:style-name="ce1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X</text:p>
          </table:table-cell>
          <table:table-cell table:style-name="ce1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</text:p>
          </table:table-cell>
          <table:table-cell table:style-name="ce1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</text:p>
          </table:table-cell>
          <table:table-cell table:style-name="ce1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X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</text:p>
          </table:table-cell>
          <table:table-cell table:style-name="ce1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</text:p>
          </table:table-cell>
          <table:table-cell table:style-name="ce1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X</text:p>
          </table:table-cell>
          <table:table-cell table:style-name="ce1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X</text:p>
          </table:table-cell>
          <table:table-cell table:style-name="ce1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/>
          <table:table-cell table:style-name="ce44" table:number-columns-repeated="2"/>
          <table:table-cell table:style-name="ce9" table:number-columns-repeated="3"/>
          <table:table-cell table:style-name="ce1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f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nterface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te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ecution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(Microseconds)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p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4" calcext:value-type="float">
            <text:p>7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6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7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8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5" calcext:value-type="float">
            <text:p>8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1" calcext:value-type="float">
            <text:p>8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2" calcext:value-type="float">
            <text:p>6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2" calcext:value-type="float">
            <text:p>7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5" calcext:value-type="float">
            <text:p>9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1" calcext:value-type="float">
            <text:p>9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9D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3" calcext:value-type="float">
            <text:p>9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2" table:number-columns-repeated="4"/>
          <table:table-cell table:style-name="ce45" table:number-columns-repeated="2"/>
          <table:table-cell table:style-name="ce1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23:59:23.4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09T11:18:35.149000000</dc:date>
    <meta:editing-duration>P5DT9H59M45S</meta:editing-duration>
    <meta:editing-cycles>84</meta:editing-cycles>
    <meta:generator>LibreOffice/7.5.4.2$Windows_X86_64 LibreOffice_project/36ccfdc35048b057fd9854c757a8b67ec53977b6</meta:generator>
    <meta:document-statistic meta:table-count="2" meta:cell-count="8672" meta:object-count="0"/>
  </office:meta>
</office:document-meta>
</file>